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5.95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2.8409in"/>
    </style:style>
    <style:style style:name="co7" style:family="table-column">
      <style:table-column-properties fo:break-before="auto" style:column-width="2.2764in"/>
    </style:style>
    <style:style style:name="co8" style:family="table-column">
      <style:table-column-properties fo:break-before="auto" style:column-width="1.8972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UPD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Mouser P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Descr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3, C4, C5, C6, C7, C8, C9, C21, C22, C23, C24, C25, C26, C27, C2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76-1935-1-ND</text:p>
          </table:table-cell>
          <table:table-cell/>
          <table:table-cell office:value-type="string" calcext:value-type="string">
            <text:p>CL10B104KB8NNW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AP CER 0.1UF 50V X7R 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0, C11, C2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732-8438-1-ND</text:p>
          </table:table-cell>
          <table:table-cell/>
          <table:table-cell office:value-type="float" office:value="865080445010" calcext:value-type="float">
            <text:p>86508044501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AP ALUM 100UF 20% 25V SM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2, C13, C14, C15, C16, C17, C18, 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AP CER 1UF 25V X7R 0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eed to pick</text:p>
          </table:table-cell>
          <table:table-cell office:value-type="string" calcext:value-type="string">
            <text:p>160-1435-1-ND</text:p>
          </table:table-cell>
          <table:table-cell/>
          <table:table-cell office:value-type="string" calcext:value-type="string">
            <text:p>LTST-C190KGKT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ED GREEN CLEAR CHIP SM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4, D5, D6, D7, D8, D9, D10, D11, D12, D13, D14, D15, D16, D17, D18, D19, D20, D21, D22, D23, D24, D25, D26, 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eed to pick</text:p>
          </table:table-cell>
          <table:table-cell office:value-type="string" calcext:value-type="string">
            <text:p>160-1435-1-ND</text:p>
          </table:table-cell>
          <table:table-cell/>
          <table:table-cell office:value-type="string" calcext:value-type="string">
            <text:p>LTST-C190KGKT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ED GREEN CLEAR CHIP SM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3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92-WLBD2012HCU310THCT-ND</text:p>
          </table:table-cell>
          <table:table-cell/>
          <table:table-cell office:value-type="string" calcext:value-type="string">
            <text:p>WLBD2012HCU310TH</text:p>
          </table:table-cell>
          <table:table-cell office:value-type="string" calcext:value-type="string">
            <text:p>Walsin Technology Corporation</text:p>
          </table:table-cell>
          <table:table-cell office:value-type="string" calcext:value-type="string">
            <text:p>CHIP BEAD 31 OHM 0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MCF0805ZT0R00TR-ND</text:p>
          </table:table-cell>
          <table:table-cell/>
          <table:table-cell office:value-type="string" calcext:value-type="string">
            <text:p>RMCF0805ZT0R00TR-ND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0 OHM JUMPER 1/8W 0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1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MCF0805ZT0R00CT-ND</text:p>
          </table:table-cell>
          <table:table-cell/>
          <table:table-cell office:value-type="string" calcext:value-type="string">
            <text:p>PH1-04-UA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CONN HEADER VERT 4POS 2.54M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2, J3, J4, J5, J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2057-PH1-03-UA-ND</text:p>
          </table:table-cell>
          <table:table-cell/>
          <table:table-cell office:value-type="string" calcext:value-type="string">
            <text:p>PH1-03-UA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CONN HEADER VERT 3POS 2.54M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 1924143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oresat-footprints:J_PhoenixContact_MC_1,5_8-GF-5.08_1x08_P5.08mm_Horizontal_ThreadedFlange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651-1924143 </text:p>
          </table:table-cell>
          <table:table-cell office:value-type="float" office:value="1924143" calcext:value-type="float">
            <text:p>1924143</text:p>
          </table:table-cell>
          <table:table-cell office:value-type="string" calcext:value-type="string">
            <text:p>Phoenix Contact </text:p>
          </table:table-cell>
          <table:table-cell office:value-type="string" calcext:value-type="string">
            <text:p>Pluggable Terminal Blocks 8 Pos 5.08mm pitch Through Hole Header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 1827923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oresat-footprints:PhoenixContact_MC_1,5_8-GF-3.81_1x08_P3.81mm_Horizontal_ThreadedFlange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651-1827923 </text:p>
          </table:table-cell>
          <table:table-cell office:value-type="float" office:value="1827923" calcext:value-type="float">
            <text:p>1827923</text:p>
          </table:table-cell>
          <table:table-cell office:value-type="string" calcext:value-type="string">
            <text:p>Phoenix Contact </text:p>
          </table:table-cell>
          <table:table-cell office:value-type="string" calcext:value-type="string">
            <text:p>Pluggable Terminal Blocks 8 Pos 3.81mm pitch Through Hole Header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9, J10</text:p>
          </table:table-cell>
          <table:table-cell office:value-type="string" calcext:value-type="string">
            <text:p>PI 1827486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oresat-footprints:J_PhoenixContact_MC_1,5_8-GF-3.81_1x08_P3.81mm_45degree_ThreadedFlange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651-1827486</text:p>
          </table:table-cell>
          <table:table-cell office:value-type="float" office:value="1827486" calcext:value-type="float">
            <text:p>1827486</text:p>
          </table:table-cell>
          <table:table-cell office:value-type="string" calcext:value-type="string">
            <text:p>Phoenix Contact </text:p>
          </table:table-cell>
          <table:table-cell office:value-type="string" calcext:value-type="string">
            <text:p>Pluggable Terminal Blocks 8 Pos 3.81mm pitch Through Hole Header 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C 1720806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oresat-footprints:PhoenixContact_GMSTBA_2,5_3-G-7,62_1x03_P7.62mm_Horizont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651-1720806 </text:p>
          </table:table-cell>
          <table:table-cell office:value-type="float" office:value="1720806" calcext:value-type="float">
            <text:p>1720806</text:p>
          </table:table-cell>
          <table:table-cell office:value-type="string" calcext:value-type="string">
            <text:p>Phoenix Contact </text:p>
          </table:table-cell>
          <table:table-cell office:value-type="string" calcext:value-type="string">
            <text:p>Pluggable Terminal Blocks 3 Pos 7.62mm pitch Through Hole Head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2057-PH2-04-UA-ND</text:p>
          </table:table-cell>
          <table:table-cell/>
          <table:table-cell table:number-columns-repeated="2" office:value-type="string" calcext:value-type="string">
            <text:p>PH2-04-UA</text:p>
          </table:table-cell>
          <table:table-cell office:value-type="string" calcext:value-type="string">
            <text:p>CONN HEADER VERT 4POS 2.54M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2057-PH1-05-UA-ND</text:p>
          </table:table-cell>
          <table:table-cell/>
          <table:table-cell office:value-type="string" calcext:value-type="string">
            <text:p>PH1-05-UA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CONN HEADER VERT 5POS 2.54M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2, Q3, Q5, Q6, Q8, Q9, Q11, Q12, Q21, Q22</text:p>
          </table:table-cell>
          <table:table-cell office:value-type="string" calcext:value-type="string">
            <text:p>SUD50P08-25L-E3</text:p>
          </table:table-cell>
          <table:table-cell office:value-type="string" calcext:value-type="string">
            <text:p>Device:Q_PMOS_GDS</text:p>
          </table:table-cell>
          <table:table-cell office:value-type="string" calcext:value-type="string">
            <text:p>oresat-footprints:TO-252-3_TabIsPin2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781-SUD50P08-25L-E3 </text:p>
          </table:table-cell>
          <table:table-cell office:value-type="string" calcext:value-type="string">
            <text:p>SUD50P08-25L-E3 </text:p>
          </table:table-cell>
          <table:table-cell office:value-type="string" calcext:value-type="string">
            <text:p>Vishay Semiconductors </text:p>
          </table:table-cell>
          <table:table-cell office:value-type="string" calcext:value-type="string">
            <text:p>MOSFET 80V 50A 136W 25.2mohm @ 10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, Q4, Q7, Q10, Q13, Q14, Q15, Q16, Q17, Q18, Q19, Q20</text:p>
          </table:table-cell>
          <table:table-cell office:value-type="string" calcext:value-type="string">
            <text:p>DMN61D8L-LVT</text:p>
          </table:table-cell>
          <table:table-cell office:value-type="string" calcext:value-type="string">
            <text:p>:DMN61D8L-LVT_3</text:p>
          </table:table-cell>
          <table:table-cell office:value-type="string" calcext:value-type="string">
            <text:p>oresat-footprints:TSOT26-6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621-DMN61D8LVTQ-7 </text:p>
          </table:table-cell>
          <table:table-cell office:value-type="string" calcext:value-type="string">
            <text:p>DMN61D8LVTQ-7</text:p>
          </table:table-cell>
          <table:table-cell office:value-type="string" calcext:value-type="string">
            <text:p>Diodes Incorporated </text:p>
          </table:table-cell>
          <table:table-cell office:value-type="string" calcext:value-type="string">
            <text:p>MOSFET N-Ch Enh Mode FET 41 to 60V Low Rdson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2, R3, R4, R5, R27, R2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MCF0603JT4K70CT-ND</text:p>
          </table:table-cell>
          <table:table-cell/>
          <table:table-cell office:value-type="string" calcext:value-type="string">
            <text:p>RMCF0603JT4K7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4.7K OHM 5% 1/10W 06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MCF0603JT1K50CT-ND</text:p>
          </table:table-cell>
          <table:table-cell/>
          <table:table-cell office:value-type="string" calcext:value-type="string">
            <text:p>RMCF0603JT1K5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1.5K OHM 5% 1/10W 06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MCF0603JT620RCT-ND</text:p>
          </table:table-cell>
          <table:table-cell/>
          <table:table-cell office:value-type="string" calcext:value-type="string">
            <text:p>RMCF0603JT620R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620 OHM 5% 1/10W 06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9, R11, R13, R15, R17, R19, R21, R23, R24, 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MCF0603JT10K0CT-ND</text:p>
          </table:table-cell>
          <table:table-cell/>
          <table:table-cell office:value-type="string" calcext:value-type="string">
            <text:p>RMCF0603JT10K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10K OHM 5% 1/10W 06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0, R12, R14, R16, R18, R20, R22, R26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eed to select and order soft start value</text:p>
          </table:table-cell>
          <table:table-cell office:value-type="string" calcext:value-type="string">
            <text:p>RMCF0603JT10K0CT-ND</text:p>
          </table:table-cell>
          <table:table-cell/>
          <table:table-cell office:value-type="string" calcext:value-type="string">
            <text:p>RMCF0603JT1K0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1K OHM 5% 1/10W 0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N1, RN2, RN3, RN4, RN5, RN6, RN7, RN8, RN9, RN10, RN11, RN12, RN13, RN14, RN15, RN16, RN17, RN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MCF0603JT1K00CT-ND</text:p>
          </table:table-cell>
          <table:table-cell/>
          <table:table-cell office:value-type="string" calcext:value-type="string">
            <text:p>RAVF164DJT10K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ES ARRAY 4 RES 10K OHM 12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MAX7310</text:p>
          </table:table-cell>
          <table:table-cell office:value-type="string" calcext:value-type="string">
            <text:p>:MAX7310ATE_1</text:p>
          </table:table-cell>
          <table:table-cell office:value-type="string" calcext:value-type="string">
            <text:p>oresat-footprints:TSSOP-16_4.4x5mm_P0.65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MAX7310AUE+TCT-ND</text:p>
          </table:table-cell>
          <table:table-cell/>
          <table:table-cell office:value-type="string" calcext:value-type="string">
            <text:p>MAX7310ATE+T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I/O Expander 8 I²C, SMBus 400 kHz 16-TSSO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9808</text:p>
          </table:table-cell>
          <table:table-cell office:value-type="string" calcext:value-type="string">
            <text:p>OreSat-U-MCP9808-i2c-temperature:MCP9808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505-ADT7410TRZ-REELCT-ND</text:p>
          </table:table-cell>
          <table:table-cell/>
          <table:table-cell office:value-type="string" calcext:value-type="string">
            <text:p>ADT7410TRZ-REEL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Temperature Sensor Digital, Local -55°C ~ 150°C 15 b 8-SO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DS1115</text:p>
          </table:table-cell>
          <table:table-cell office:value-type="string" calcext:value-type="string">
            <text:p>Analog_ADC:ADS1115IDGS</text:p>
          </table:table-cell>
          <table:table-cell office:value-type="string" calcext:value-type="string">
            <text:p>Package_SO:TSSOP-10_3x3mm_P0.5mm</text:p>
          </table:table-cell>
          <table:table-cell office:value-type="string" calcext:value-type="string">
            <text:p>http://www.ti.com/lit/ds/symlink/ads1113.pdf</text:p>
          </table:table-cell>
          <table:table-cell office:value-type="string" calcext:value-type="string">
            <text:p>Look to replace with something we can get not on dev boa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26-DFR0553 </text:p>
          </table:table-cell>
          <table:table-cell office:value-type="string" calcext:value-type="string">
            <text:p>DFR0553 </text:p>
          </table:table-cell>
          <table:table-cell office:value-type="string" calcext:value-type="string">
            <text:p>DFRobot</text:p>
          </table:table-cell>
          <table:table-cell office:value-type="string" calcext:value-type="string">
            <text:p>Data Conversion IC Development Tools Gravity: I2C ADS1115 16-Bit ADC Module (Arduino &amp;amp; Raspberry Pi Compatible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A78M33</text:p>
          </table:table-cell>
          <table:table-cell office:value-type="string" calcext:value-type="string">
            <text:p>Regulator_Linear:uA7805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ua78.pdf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595-UA78M33CKVURG3 </text:p>
          </table:table-cell>
          <table:table-cell office:value-type="string" calcext:value-type="string">
            <text:p>UA78M33CKVURG3 </text:p>
          </table:table-cell>
          <table:table-cell office:value-type="string" calcext:value-type="string">
            <text:p>Texas Instruments </text:p>
          </table:table-cell>
          <table:table-cell office:value-type="string" calcext:value-type="string">
            <text:p>Linear Voltage Regulators 3.3 V 500mA Fix Pos Voltage Regulator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_RasPi_40pin</text:p>
          </table:table-cell>
          <table:table-cell office:value-type="string" calcext:value-type="string">
            <text:p>U_RasPi_40pin:U_RasPi_40pi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732-5401-ND</text:p>
          </table:table-cell>
          <table:table-cell/>
          <table:table-cell office:value-type="float" office:value="61204021621" calcext:value-type="float">
            <text:p>6120402162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Connector Header Through Hole 40 position 0.100" (2.54mm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8, U9, U10, U11, U12, U13, U14, U15</text:p>
          </table:table-cell>
          <table:table-cell office:value-type="string" calcext:value-type="string">
            <text:p>TC4427</text:p>
          </table:table-cell>
          <table:table-cell office:value-type="string" calcext:value-type="string">
            <text:p>OreSat-q-mosfet-driver-TC4427:TC4427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TC4427VUA713CT-ND</text:p>
          </table:table-cell>
          <table:table-cell/>
          <table:table-cell office:value-type="string" calcext:value-type="string">
            <text:p>TC4427VUA713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Low-Side Gate Driver IC Non-Inverting 8-MSOP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nnectors (wire side)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651-1851290 </text:p>
          </table:table-cell>
          <table:table-cell office:value-type="float" office:value="1851290" calcext:value-type="float">
            <text:p>1851290</text:p>
          </table:table-cell>
          <table:table-cell office:value-type="string" calcext:value-type="string">
            <text:p>Phoenix Contact </text:p>
          </table:table-cell>
          <table:table-cell office:value-type="string" calcext:value-type="string">
            <text:p>Pluggable Terminal Blocks 8 Pos 3.81mm pitch Plug 26-16AWG Spr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arge, out of stock</text:p>
          </table:table-cell>
          <table:table-cell/>
          <table:table-cell office:value-type="string" calcext:value-type="string">
            <text:p>651-1942549</text:p>
          </table:table-cell>
          <table:table-cell office:value-type="float" office:value="1942549" calcext:value-type="float">
            <text:p>1942549</text:p>
          </table:table-cell>
          <table:table-cell office:value-type="string" calcext:value-type="string">
            <text:p>Phoenix Contact </text:p>
          </table:table-cell>
          <table:table-cell office:value-type="string" calcext:value-type="string">
            <text:p>Pluggable Terminal Blocks 8 Pos 5.08mm pitch Plug 24-12AWG Spr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uge</text:p>
          </table:table-cell>
          <table:table-cell/>
          <table:table-cell office:value-type="string" calcext:value-type="string">
            <text:p>651-1996139</text:p>
          </table:table-cell>
          <table:table-cell office:value-type="float" office:value="1996139" calcext:value-type="float">
            <text:p>1996139</text:p>
          </table:table-cell>
          <table:table-cell office:value-type="string" calcext:value-type="string">
            <text:p>Phoenix Contact </text:p>
          </table:table-cell>
          <table:table-cell office:value-type="string" calcext:value-type="string">
            <text:p>Pluggable Terminal Blocks 3 Pos 7.62mm pitch Plug 24-8 AWG Spring 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651-1912249</text:p>
          </table:table-cell>
          <table:table-cell office:value-type="float" office:value="1912249" calcext:value-type="float">
            <text:p>1912249</text:p>
          </table:table-cell>
          <table:table-cell office:value-type="string" calcext:value-type="string">
            <text:p>Phoenix Contact </text:p>
          </table:table-cell>
          <table:table-cell office:value-type="string" calcext:value-type="string">
            <text:p>Pluggable Terminal Blocks 8 Pos 5.08mm pitch Plug 24-12 AWG Screw </text:p>
          </table:table-cell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7T17:02:40.641759722</dc:date>
    <meta:editing-duration>PT28M24S</meta:editing-duration>
    <meta:editing-cycles>8</meta:editing-cycles>
    <meta:generator>LibreOffice/7.3.5.2$Linux_X86_64 LibreOffice_project/30$Build-2</meta:generator>
    <meta:document-statistic meta:table-count="1" meta:cell-count="364" meta:object-count="0"/>
  </office:meta>
</office:document-meta>
</file>